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Statistics for Linguists</text:span><text:span text:style-name="a382" text:class-names=""/></text:p>
          </draw:text-box>
          <svg:title/>
          <svg:desc/>
        </draw:frame>
        <draw:frame draw:id="id64" presentation:style-name="a393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2023-11-22</text:span></text:p>
            <text:p text:style-name="a392" text:class-names="" text:cond-style-name=""><text:span text:style-name="a387" text:class-names="">Linear</text:span><text:span text:style-name="a388" text:class-names=""><text:s text:c="1"/></text:span><text:span text:style-name="a389" text:class-names="">model</text:span><text:span text:style-name="a390" text:class-names="">s</text:span><text:span text:style-name="a391" text:class-names=""/></text:p>
          </draw:text-box>
          <svg:title/>
          <svg:desc/>
        </draw:frame>
      </draw:page>
      <draw:page draw:name="Slide2" draw:style-name="a394" draw:master-page-name="Master1-Layout2-obj-Title-and-Content" presentation:presentation-page-layout-name="Master1-PPL2" draw:id="Slide-257">
        <draw:frame draw:id="id65" presentation:style-name="a39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96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tatistics for Linguists</dc:title>
    <meta:initial-creator>Adam Tallman</meta:initial-creator>
    <dc:creator>Adam Tallman</dc:creator>
    <meta:creation-date>2023-11-22T08:42:32Z</meta:creation-date>
    <dc:date>2023-11-22T08:44:02Z</dc:date>
    <meta:editing-cycles>1</meta:editing-cycles>
    <meta:editing-duration>PT89S</meta:editing-duration>
    <meta:document-statistic meta:paragraph-count="3" meta:word-count="6"/>
  </office:meta>
</office:document-meta>
</file>